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8.25pt"/>
    </style:style>
    <style:style style:name="co3" style:family="table-column">
      <style:table-column-properties fo:break-before="auto" style:column-width="228.84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116.65pt"/>
    </style:style>
    <style:style style:name="co6" style:family="table-column">
      <style:table-column-properties fo:break-before="auto" style:column-width="100.66pt"/>
    </style:style>
    <style:style style:name="co7" style:family="table-column">
      <style:table-column-properties fo:break-before="auto" style:column-width="84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4" style:family="table-cell" style:parent-style-name="Default">
      <style:text-properties style:font-name="Arial" fo:font-size="8pt" style:font-size-asian="8pt" style:font-size-complex="8pt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ff00"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TESTS RUN AT $2015-03-08T22:05:48.199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mprehension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1.rsc|: 6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2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1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Interpolation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: 17 tests executed; 3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copeTests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tatementTests.rsc|: 10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: 14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Function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sDefined.rsc|: 3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ps.rsc|: 73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tching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Overloading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csv/CSVIOTests.rsc|: 10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Extending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Lisra/Test.rsc|: 32 tests executed; 3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Grammar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definition/Character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definition/Literals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Lookahead.rsc|: 5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arserGeneratorTests.rsc|: 9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icoGrammar.rsc|: 6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Grammar.rsc|: 6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ExpressionGrammar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: 12 tests executed; 8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UtilTests.rsc|: 8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1701,54,&lt;64,0&gt;,&lt;64,54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1082,161,&lt;42,0&gt;,&lt;45,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851,62,&lt;34,0&gt;,&lt;36,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RangeTests.rsc|(1874,61,&lt;47,0&gt;,&lt;47,6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RangeTests.rsc|(1814,58,&lt;46,0&gt;,&lt;46,5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VisitTests.rsc|(17513,108,&lt;598,0&gt;,&lt;598,10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Equality.rsc|(1213,94,&lt;27,0&gt;,&lt;27,94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Equality.rsc|(1122,89,&lt;26,0&gt;,&lt;26,89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IsDefined.rsc|(492,404,&lt;29,0&gt;,&lt;54,1&gt;): FALSE java.lang.NullPointerException; function: ☞ isDefined2({}); instruction: STORELOCDEREF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Maps.rsc|(3001,173,&lt;86,0&gt;,&lt;91,34&gt;): FALSE Unexpected argument type for INIT: class org.eclipse.imp.pdb.facts.impl.primitive.BoolValue$1, true; function: ☞ notequal3((true:false,false:true), (true:true,false:false), {}); instruction: CREATEDYN 0test fails for arguments: (true:false,false:true) (true:true,false:false)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Memoization.rsc|(450,183,&lt;26,0&gt;,&lt;35,1&gt;): FALSE test fails for arguments: {1279258353r1939006388}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library/lang/csv/CSVIOTests.rsc|(1783,99,&lt;60,0&gt;,&lt;60,99&gt;): FALSE "inferred types"test fails for arguments: {&lt;0.6812441261107293,(),757632578,"",0.26721009789412764&gt;,&lt;0.7260612889457182,(():""),829799344,"L*",0.11076825244916222&gt;,&lt;0.4628007282897605,(),-988341232,"",0.5346671553479063&gt;,&lt;0.6589815587985904,(),87310026,".5",0.03814654217780078&gt;}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demo/lang/Lisra/Parse.rsc|(628,85,&lt;17,0&gt;,&lt;17,85&gt;): FALSE java.lang.ArrayIndexOutOfBoundsException: 0; function: ☞ build3({}); instruction: STOREVAR 0,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demo/lang/Lisra/Parse.rsc|(568,59,&lt;16,0&gt;,&lt;16,59&gt;): FALSE java.lang.ArrayIndexOutOfBoundsException: 0; function: ☞ build2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demo/lang/Lisra/Parse.rsc|(509,58,&lt;15,0&gt;,&lt;15,58&gt;): FALSE java.lang.ArrayIndexOutOfBoundsException: 0; function: ☞ build1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3080,149,&lt;71,0&gt;,&lt;71,149&gt;): FALSE java.lang.ArrayIndexOutOfBoundsException; function: ☞ implodeExprLit2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949,129,&lt;69,0&gt;,&lt;69,129&gt;): FALSE java.lang.ArrayIndexOutOfBoundsException; function: ☞ implodeExprLit1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806,141,&lt;67,0&gt;,&lt;67,141&gt;): FALSE java.lang.ArrayIndexOutOfBoundsException; function: ☞ implodeExpLit2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679,125,&lt;65,0&gt;,&lt;65,125&gt;): FALSE java.lang.ArrayIndexOutOfBoundsException; function: ☞ implodeExpLit1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SUMMARY: 4464 tests executed; 33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e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Booleans.rsc|: Java("CompilerError","In function lang::rascal::tests::basic::Booleans/nestedOr()#75: constantStore size 5238exceeds limit 4095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IsDefined.rsc|: java.lang.NullPointerException; function: ☞ isDefined2({}); instruction: STORELOCDEREF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demo/lang/Lisra/Test.rsc|: java.lang.ArrayIndexOutOfBoundsException: 0; function: ☞ build3({}); instruction: STOREVAR 0,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demo/lang/Lisra/Test.rsc|: java.lang.ArrayIndexOutOfBoundsException: 0; function: ☞ build2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demo/lang/Lisra/Test.rsc|: java.lang.ArrayIndexOutOfBoundsException: 0; function: ☞ build1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RascalGrammar.rsc|: Java("CompilerError","In function lang::rascal::grammar::tests::RascalGrammar/#lang::rascal::grammar::tests::RascalGrammar_init(list(value());)#0: constantStore size 7528exceeds limit 4095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java.lang.ArrayIndexOutOfBoundsException; function: ☞ implodeExprLit2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java.lang.ArrayIndexOutOfBoundsException; function: ☞ implodeExprLit1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java.lang.ArrayIndexOutOfBoundsException; function: ☞ implodeExpLit2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java.lang.ArrayIndexOutOfBoundsException; function: ☞ implodeExpLit1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yaml/Model.rsc|: Java("CompilerError","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33">
          <table:table-cell table:style-name="ce2"/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54">
          <table:table-cell table:style-name="ce2"/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checker Tests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TESTS RUN AT $2015-03-08T22:33:15.127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icTestingUtilsTests.rsc|: 3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ccumulatingTC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nnotationTC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ssignmentTCTests.rsc|: 4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: 44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40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DeclarationTCTest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TypeTCTests.rsc|: 6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52 tests executed; 18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ImportTC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rojectionTC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RegExpTCTests.rsc|: 2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copeTCTest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ementTCTest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ubscriptTC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VisitTCTests.rsc|: 24 tests executed; 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4648,195,&lt;144,0&gt;,&lt;147,1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4125,131,&lt;131,0&gt;,&lt;134,1&gt;): FALSE "{error(\"Type M::DATA not declared\",|unknown:///|(2,7,\&lt;1,2\&gt;,\&lt;1,9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4002,119,&lt;126,0&gt;,&lt;129,1&gt;): FALSE "{error(\"Type DATA not declared\",|unknown:///|(2,4,\&lt;1,2\&gt;,\&lt;1,6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3753,203,&lt;119,0&gt;,&lt;122,1&gt;): FALSE "{error(\"Could not parse and prepare config for base module to check: NoSuchField(\\\"module\\\")\",|fi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3558,191,&lt;114,0&gt;,&lt;117,1&gt;): FALSE "{error(\"Could not parse and prepare config for base module to check: NoSuchField(\\\"module\\\")\",|fi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3421,133,&lt;109,0&gt;,&lt;112,1&gt;): FALSE "missed a case A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3292,125,&lt;104,0&gt;,&lt;107,1&gt;): FALSE "missed a case A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3153,135,&lt;99,0&gt;,&lt;102,1&gt;): FALSE "{error(\"Type A not declared\",|unknown:///|(2,1,\&lt;1,2\&gt;,\&lt;1,3\&gt;)),error(\"Expected non-terminal type, i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3022,127,&lt;94,0&gt;,&lt;97,1&gt;): FALSE "{error(\"Expected non-terminal type, instead found fail\",|unknown:///|(3,1,\&lt;1,3\&gt;,\&lt;1,4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2881,137,&lt;89,0&gt;,&lt;92,1&gt;): FALSE "{error(\"Type M::A not declared\",|unknown:///|(2,4,\&lt;1,2\&gt;,\&lt;1,6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2752,125,&lt;84,0&gt;,&lt;87,1&gt;): FALSE "{error(\"Type A not declared\",|unknown:///|(2,1,\&lt;1,2\&gt;,\&lt;1,3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2568,130,&lt;77,0&gt;,&lt;80,1&gt;): FALSE "{error(\"Name f is not in scope\",|unknown:///|(2,1,\&lt;1,2\&gt;,\&lt;1,3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2409,155,&lt;72,0&gt;,&lt;75,1&gt;): FALSE "{error(\"Name M::f is not in scope\",|unknown:///|(2,4,\&lt;1,2\&gt;,\&lt;1,6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2269,136,&lt;67,0&gt;,&lt;70,1&gt;): FALSE "{error(\"Name f is not in scope\",|unknown:///|(2,1,\&lt;1,2\&gt;,\&lt;1,3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2113,152,&lt;62,0&gt;,&lt;65,1&gt;): FALSE "{error(\"Cannot use type int in calls\",|unknown:///|(2,3,\&lt;1,2\&gt;,\&lt;1,5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1932,131,&lt;55,0&gt;,&lt;58,1&gt;): FALSE "{error(\"Name M::n is not in scope\",|unknown:///|(2,4,\&lt;1,2\&gt;,\&lt;1,6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1156,140,&lt;35,0&gt;,&lt;38,1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(713,148,&lt;20,0&gt;,&lt;23,1&gt;): FALSE "{}"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SUMMARY: 575 tests executed; 21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{error(\"Type M::DATA not declared\",|unknown:///|(2,7,\&lt;1,2\&gt;,\&lt;1,9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{error(\"Type DATA not declared\",|unknown:///|(2,4,\&lt;1,2\&gt;,\&lt;1,6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{error(\"Could not parse and prepare config for base module to check: NoSuchField(\\\"module\\\")\",|fi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{error(\"Could not parse and prepare config for base module to check: NoSuchField(\\\"module\\\")\",|fi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missed a case A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missed a case A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{error(\"Type A not declared\",|unknown:///|(2,1,\&lt;1,2\&gt;,\&lt;1,3\&gt;)),error(\"Expected non-terminal type, i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{error(\"Expected non-terminal type, instead found fail\",|unknown:///|(3,1,\&lt;1,3\&gt;,\&lt;1,4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{error(\"Type M::A not declared\",|unknown:///|(2,4,\&lt;1,2\&gt;,\&lt;1,6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{error(\"Type A not declared\",|unknown:///|(2,1,\&lt;1,2\&gt;,\&lt;1,3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{error(\"Name f is not in scope\",|unknown:///|(2,1,\&lt;1,2\&gt;,\&lt;1,3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{error(\"Name M::f is not in scope\",|unknown:///|(2,4,\&lt;1,2\&gt;,\&lt;1,6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{error(\"Name f is not in scope\",|unknown:///|(2,1,\&lt;1,2\&gt;,\&lt;1,3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{error(\"Cannot use type int in calls\",|unknown:///|(2,3,\&lt;1,2\&gt;,\&lt;1,5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{error(\"Name M::n is not in scope\",|unknown:///|(2,4,\&lt;1,2\&gt;,\&lt;1,6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: Cannot execute due to compilation errors</text:p>
          </table:table-cell>
          <table:table-cell table:number-columns-repeated="1023"/>
        </table:table-row>
        <table:table-row table:style-name="ro1" table:number-rows-repeated="12">
          <table:table-cell table:style-name="ce1"/>
          <table:table-cell table:number-columns-repeated="1023"/>
        </table:table-row>
        <table:table-row table:style-name="ro1" table:number-rows-repeated="40">
          <table:table-cell table:style-name="ce1"/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1" table:number-columns-repeated="1024" table:default-cell-style-name="ce3"/>
        <table:table-row table:style-name="ro1">
          <table:table-cell table:style-name="ce2" office:value-type="string" calcext:value-type="string">
            <text:p>TESTS RUN AT $2014-12-02T12:11:48.297+00:00$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: 27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(2334,156,&lt;81,0&gt;,&lt;8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(7116,568,&lt;227,0&gt;,&lt;23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(450,183,&lt;26,0&gt;,&lt;35,1&gt;): FALSE test fails for arguments: {[-43438951r68807278],"柉"($2522-04-27T19:16:56.453+00:00$)} 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SUMMARY: 3539 tests executed; 7 failed; 9 ignored</text:p>
          </table:table-cell>
          <table:table-cell table:number-columns-repeated="1023"/>
        </table:table-row>
        <table:table-row table:style-name="ro1" table:number-rows-repeated="14">
          <table:table-cell table:style-name="ce2"/>
          <table:table-cell table:number-columns-repeated="1023"/>
        </table:table-row>
        <table:table-row table:style-name="ro1" table:number-rows-repeated="18">
          <table:table-cell table:style-name="ce5"/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4"/>
        <table:table-column table:style-name="co1" table:number-columns-repeated="1023" table:default-cell-style-name="ce4"/>
        <table:table-row table:style-name="ro1">
          <table:table-cell table:style-name="ce6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1" table:number-columns-repeated="1019" table:default-cell-style-name="ce13"/>
        <table:table-row table:style-name="ro1">
          <table:table-cell table:style-name="ce7" office:value-type="string" calcext:value-type="string">
            <text:p>Status of source code of all tests</text:p>
          </table:table-cell>
          <table:table-cell table:style-name="ce14" office:value-type="string" calcext:value-type="string">
            <text:p>TC= type checker</text:p>
          </table:table-cell>
          <table:table-cell table:style-name="ce14" office:value-type="string" calcext:value-type="string">
            <text:p>CMP=compiler</text:p>
          </table:table-cell>
          <table:table-cell table:style-name="ce14" office:value-type="string" calcext:value-type="string">
            <text:p><text:span text:style-name="T1">TCTests</text:span></text:p>
          </table:table-cell>
          <table:table-cell table:style-name="ce16" table:number-columns-repeated="1020"/>
        </table:table-row>
        <table:table-row table:style-name="ro1">
          <table:table-cell table:style-name="ce7"/>
          <table:table-cell table:style-name="ce14" table:number-columns-repeated="3"/>
          <table:table-cell table:style-name="ce16" table:number-columns-repeated="1020"/>
        </table:table-row>
        <table:table-row table:style-name="ro1">
          <table:table-cell table:style-name="ce8" office:value-type="string" calcext:value-type="string">
            <text:p>Used during clean-up of tests, this has been completed</text:p>
          </table:table-cell>
          <table:table-cell table:style-name="ce15" table:number-columns-repeated="3"/>
          <table:table-cell table:style-name="ce20" table:number-columns-repeated="1020"/>
        </table:table-row>
        <table:table-row table:style-name="ro1">
          <table:table-cell table:style-name="ce7"/>
          <table:table-cell table:style-name="ce14" table:number-columns-repeated="3"/>
          <table:table-cell table:style-name="ce16" table:number-columns-repeated="1020"/>
        </table:table-row>
        <table:table-row table:style-name="ro1">
          <table:table-cell table:style-name="ce9" office:value-type="string" calcext:value-type="string">
            <text:p>Goal: no commented out tests; good formatting</text:p>
          </table:table-cell>
          <table:table-cell table:style-name="ce16" table:number-columns-repeated="1023"/>
        </table:table-row>
        <table:table-row table:style-name="ro1">
          <table:table-cell table:style-name="ce10"/>
          <table:table-cell table:style-name="ce16" table:number-columns-repeated="1023"/>
        </table:table-row>
        <table:table-row table:style-name="ro1">
          <table:table-cell table:style-name="ce9" office:value-type="string" calcext:value-type="string">
            <text:p>Green only means: clean-up done</text:p>
          </table:table-cell>
          <table:table-cell table:style-name="ce14" table:number-columns-repeated="1023"/>
        </table:table-row>
        <table:table-row table:style-name="ro1">
          <table:table-cell table:style-name="ce9" office:value-type="string" calcext:value-type="string">
            <text:p>but may contain TODOs and tests may fail</text:p>
          </table:table-cell>
          <table:table-cell table:style-name="ce14" table:number-columns-repeated="1023"/>
        </table:table-row>
        <table:table-row table:style-name="ro1">
          <table:table-cell table:style-name="ce7"/>
          <table:table-cell table:style-name="ce16" table:number-columns-repeated="1023"/>
        </table:table-row>
        <table:table-row table:style-name="ro1">
          <table:table-cell table:style-name="ce10" office:value-type="string" calcext:value-type="string">
            <text:p>Runtime test</text:p>
          </table:table-cell>
          <table:table-cell table:style-name="ce16" office:value-type="string" calcext:value-type="string">
            <text:p>Clean up done?</text:p>
          </table:table-cell>
          <table:table-cell table:style-name="ce16" office:value-type="string" calcext:value-type="string">
            <text:p>Notes</text:p>
          </table:table-cell>
          <table:table-cell table:style-name="ce16" office:value-type="string" calcext:value-type="string">
            <text:p>Static test exists?</text:p>
          </table:table-cell>
          <table:table-cell table:style-name="ce16" office:value-type="string" calcext:value-type="string">
            <text:p>Clean up done?</text:p>
          </table:table-cell>
          <table:table-cell table:style-name="ce16" table:number-columns-repeated="1019"/>
        </table:table-row>
        <table:table-row table:style-name="ro1">
          <table:table-cell table:style-name="ce6"/>
          <table:table-cell table:style-name="ce17" office:value-type="string" calcext:value-type="string">
            <text:p>(!= all tests pass)</text:p>
          </table:table-cell>
          <table:table-cell table:style-name="ce17" table:number-columns-repeated="2"/>
          <table:table-cell table:style-name="ce17" office:value-type="string" calcext:value-type="string">
            <text:p>(!= all tests pass)</text:p>
          </table:table-cell>
          <table:table-cell table:style-name="ce17" table:number-columns-repeated="1019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functionality/Accumulating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lias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nnotationTests.rsc</text:p>
          </table:table-cell>
          <table:table-cell table:style-name="ce18"/>
          <table:table-cell table:style-name="Default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ssignmen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BackTrack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CallTests.rsc</text:p>
          </table:table-cell>
          <table:table-cell table:style-name="ce18"/>
          <table:table-cell table:style-name="Default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Comprehens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ConcretePatternTests1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ConcretePatternTests2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DataDeclara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DataTypeTests.rsc</text:p>
          </table:table-cell>
          <table:table-cell table:style-name="ce18"/>
          <table:table-cell office:value-type="string" calcext:value-type="string">
            <text:p><text:s/>INTERSECT</text:p>
          </table:table-cell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Declara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FunctionCompositionTests.rsc</text:p>
          </table:table-cell>
          <table:table-cell table:style-name="ce18"/>
          <table:table-cell/>
          <table:table-cell table:style-name="ce18"/>
          <table:table-cell table:number-columns-repeated="1020"/>
        </table:table-row>
        <table:table-row table:style-name="ro1">
          <table:table-cell table:style-name="ce11" office:value-type="string" calcext:value-type="string">
            <text:p>functionality/Patter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PatternTestsList3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PatternTestsDescendant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Projec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Range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Reduc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RegExp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cope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tatemen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ubscrip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Visi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Backtrack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Boolea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Equality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Integer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IO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stRela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Map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Matching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Nod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Rela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e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olvedIssu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tring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tr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Tupl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Boolean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Graph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Integ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ListTests.rsc</text:p>
          </table:table-cell>
          <table:table-cell table:style-name="ce18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library/Map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Math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Numb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Relation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Set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StringTests.rsc</text:p>
          </table:table-cell>
          <table:table-cell table:style-name="ce18"/>
          <table:table-cell table:number-columns-repeated="1022"/>
        </table:table-row>
        <table:table-row table:style-name="ro1" table:number-rows-repeated="3">
          <table:table-cell table:style-name="ce11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0/00/0000</text:date>, <text:time style:data-style-name="N2" text:time-value="10:55:24.43773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3-09T00:22:18.616653000</dc:date>
    <meta:editing-duration>P37DT19H18M56S</meta:editing-duration>
    <meta:editing-cycles>147</meta:editing-cycles>
    <meta:generator>LibreOffice/4.4.1.2$MacOSX_X86_64 LibreOffice_project/45e2de17089c24a1fa810c8f975a7171ba4cd432</meta:generator>
    <meta:document-statistic meta:table-count="5" meta:cell-count="459" meta:object-count="0"/>
  </office:meta>
</office:document-meta>
</file>